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text-properties officeooo:rsid="000d9979" officeooo:paragraph-rsid="000d9979"/>
    </style:style>
    <style:style style:name="P2" style:family="paragraph" style:parent-style-name="Standard" style:list-style-name="L1">
      <style:text-properties officeooo:rsid="000db6dc" officeooo:paragraph-rsid="000db6dc"/>
    </style:style>
    <style:style style:name="P3" style:family="paragraph" style:parent-style-name="Standard" style:list-style-name="L1">
      <style:text-properties officeooo:rsid="000e2622" officeooo:paragraph-rsid="000e2622"/>
    </style:style>
    <style:style style:name="T1" style:family="text">
      <style:text-properties officeooo:rsid="000db6d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512610240015965509" text:style-name="L1">
        <text:list-item>
          <text:p text:style-name="P1"><text:span text:style-name="T1">Correction d</text:span>es statuts des articles :<text:line-break/>- On peut créer deux classes hérités de « Statut » : « Statut rédacteur » et « Statut éditeur ». Il faut donc rajouter une association « donne » du rédacteur au statut (cardinalité 1 - *). « <text:span text:style-name="T1">Statut » devient une classe abstraite.</text:span><text:line-break/>- <text:span text:style-name="T1">Ça n'a pas vraiment de sens de parler de classes « Validé », « En cours », etc. C'est quoi un objet « en cours » par exemple ? Du coup, je propose qu'on mette juste un attribut pour la classe « Statut rédacteur » et celle « Statut éditeur » de type enum, avec en enum les listes possibles. On peut rajouter une note de clarif pour préciser les justifications/préconisations.</text:span></text:p>
        </text:list-item>
        <text:list-item>
          <text:p text:style-name="P2">Bloc est une classe abstraite.</text:p>
        </text:list-item>
        <text:list-item>
          <text:p text:style-name="P3">L'association entre article et statut ne me semble pas être une agrégation, on ne peut pas vraiment dire qu'un article est seulement un ensemble de statuts. Du coup, je la retire et mets une simple association à la place, « possèd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5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ptiste Perraud</meta:initial-creator>
    <meta:creation-date>2015-03-20T10:11:21.999000000</meta:creation-date>
    <dc:date>2015-03-20T11:20:17.420000000</dc:date>
    <dc:creator>Baptiste Perraud</dc:creator>
    <meta:editing-duration>PT23M44S</meta:editing-duration>
    <meta:editing-cycles>1</meta:editing-cycles>
    <meta:generator>LibreOffice/4.4.1.2$Windows_x86 LibreOffice_project/45e2de17089c24a1fa810c8f975a7171ba4cd432</meta:generator>
    <meta:document-statistic meta:table-count="0" meta:image-count="0" meta:object-count="0" meta:page-count="1" meta:paragraph-count="3" meta:word-count="173" meta:character-count="911" meta:non-whitespace-character-count="744"/>
  </office:meta>
</office:document-meta>
</file>